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style:repeat-content="false"/>
      <style:paragraph-properties fo:text-align="start" fo:margin-left="0cm"/>
      <style:text-properties fo:color="#282C27" fo:font-size="18pt" style:font-size-asian="18pt" style:font-size-complex="18pt"/>
    </style:style>
    <style:style style:name="ce3" style:family="table-cell" style:parent-style-name="Default" style:data-style-name="N13">
      <style:text-properties fo:color="#FFFFFF" fo:font-weight="normal" style:font-weight-asian="normal" style:font-weight-complex="normal"/>
    </style:style>
    <style:style style:name="ce4" style:family="table-cell" style:parent-style-name="Default" style:data-style-name="N13">
      <style:table-cell-properties style:vertical-align="middle" style:repeat-content="false"/>
      <style:paragraph-properties fo:text-align="center"/>
      <style:text-properties fo:color="#91BD30" fo:font-size="14pt" style:font-size-asian="14pt" style:font-size-complex="14pt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91BD3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color="#91BD30"/>
    </style:style>
    <style:style style:name="ce10" style:family="table-cell" style:parent-style-name="Default" style:data-style-name="N0"/>
    <style:style style:name="ce11" style:family="table-cell" style:parent-style-name="Title" style:data-style-name="N0">
      <style:table-cell-properties style:vertical-align="automatic" style:repeat-content="false"/>
      <style:paragraph-properties fo:text-align="start" fo:margin-left="0cm"/>
      <style:text-properties fo:color="#282C27" fo:font-size="29pt" style:font-size-asian="29pt" style:font-size-complex="29pt"/>
    </style:style>
    <style:style style:name="ce12" style:family="table-cell" style:parent-style-name="Default" style:data-style-name="N13">
      <style:text-properties fo:color="#000000" fo:font-weight="normal" style:font-weight-asian="normal" style:font-weight-complex="normal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0.3175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0.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91BD30"/>
      <style:map style:condition="of:is-true-formula([Chart_Data.$B$6])" style:apply-style-name="cf1" style:base-cell-address="Manage_My_Money.C10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age_My_Mon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office:value-type="string" table:style-name="ce11">
            <text:p>Budget</text:p>
          </table:table-cell>
          <table:table-cell table:style-name="ce2"/>
          <table:table-cell table:number-columns-repeated="16381"/>
        </table:table-row>
        <table:table-row table:style-name="ro2">
          <table:table-cell/>
          <table:table-cell office:value-type="string" table:style-name="ce2">
            <text:p>% of Income Spent</text:p>
          </table:table-cell>
          <table:table-cell office:value-type="string" table:style-name="ce2">
            <text:p>Summary</text:p>
          </table:table-cell>
          <table:table-cell table:number-columns-repeated="16381"/>
        </table:table-row>
        <table:table-row table:style-name="ro3">
          <table:table-cell/>
          <table:table-cell table:style-name="ce3">
            <draw:frame draw:z-index="1" draw:id="id0" draw:style-name="a0" draw:name="Chart 2" svg:x="0in" svg:y="0in" svg:width="2.56667in" svg:height="2.3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table:style-name="ce1">
            <text:p>Total Monthly Income</text:p>
          </table:table-cell>
          <table:table-cell table:number-columns-repeated="16381"/>
        </table:table-row>
        <table:table-row table:style-name="ro4">
          <table:table-cell/>
          <table:table-cell table:style-name="ce1"/>
          <table:table-cell office:value-type="float" office:value="3750" table:formula="of:=SUM([Manage_My_Money.$C$14:.$C$16])" table:style-name="ce7">
            <text:p>$3 750</text:p>
          </table:table-cell>
          <table:table-cell table:number-columns-repeated="16381"/>
        </table:table-row>
        <table:table-row table:style-name="ro4">
          <table:table-cell/>
          <table:table-cell table:style-name="ce1"/>
          <table:table-cell office:value-type="string" table:style-name="ce1">
            <text:p>Total Monthly Expenses</text:p>
          </table:table-cell>
          <table:table-cell table:number-columns-repeated="16381"/>
        </table:table-row>
        <table:table-row table:style-name="ro4">
          <table:table-cell/>
          <table:table-cell table:style-name="ce1"/>
          <table:table-cell office:value-type="float" office:value="2058" table:formula="of:=SUM([Manage_My_Money.$C$20:.$C$28])" table:style-name="ce7">
            <text:p>$2 058</text:p>
          </table:table-cell>
          <table:table-cell table:number-columns-repeated="16381"/>
        </table:table-row>
        <table:table-row table:style-name="ro4">
          <table:table-cell/>
          <table:table-cell table:style-name="ce1"/>
          <table:table-cell office:value-type="string" table:style-name="ce1">
            <text:p>Total Monthly Savings</text:p>
          </table:table-cell>
          <table:table-cell table:number-columns-repeated="16381"/>
        </table:table-row>
        <table:table-row table:style-name="ro4">
          <table:table-cell/>
          <table:table-cell table:style-name="ce1"/>
          <table:table-cell office:value-type="float" office:value="550" table:formula="of:=SUM([Manage_My_Money.$C$32:.$C$34])" table:style-name="ce7">
            <text:p>$550</text:p>
          </table:table-cell>
          <table:table-cell table:number-columns-repeated="16381"/>
        </table:table-row>
        <table:table-row table:style-name="ro4">
          <table:table-cell/>
          <table:table-cell table:style-name="ce1"/>
          <table:table-cell office:value-type="string" table:style-name="ce1">
            <text:p>Cash Balance</text:p>
          </table:table-cell>
          <table:table-cell table:number-columns-repeated="16381"/>
        </table:table-row>
        <table:table-row table:style-name="ro4">
          <table:table-cell/>
          <table:table-cell table:style-name="ce1"/>
          <table:table-cell office:value-type="float" office:value="1142" table:formula="of:=$$Total_Monthly_Income-$$Total_Monthly_Expenses-$$Total_Monthly_Savings" table:style-name="ce13">
            <text:p>$1 142</text:p>
          </table:table-cell>
          <table:table-cell table:number-columns-repeated="16381"/>
        </table:table-row>
        <table:table-row table:style-name="ro5">
          <table:table-cell/>
          <table:table-cell office:value-type="percentage" office:value="0.54879999999999995" table:formula="of:=MIN($$Total_Monthly_Expenses/$$Total_Monthly_Income;1)" table:style-name="ce4">
            <text:p>55%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">
            <text:p>Monthly Income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9">
            <text:p>Item</text:p>
          </table:table-cell>
          <table:table-cell office:value-type="string" table:style-name="ce9">
            <text:p>Amou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Income Source 1</text:p>
          </table:table-cell>
          <table:table-cell office:value-type="float" office:value="2500" table:style-name="ce5">
            <text:p>$2 50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Income Source 2</text:p>
          </table:table-cell>
          <table:table-cell office:value-type="float" office:value="1000" table:style-name="ce5">
            <text:p>$1 00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Other</text:p>
          </table:table-cell>
          <table:table-cell office:value-type="float" office:value="250" table:style-name="ce5">
            <text:p>$250,00</text:p>
          </table:table-cell>
          <table:table-cell table:number-columns-repeated="16381"/>
        </table:table-row>
        <table:table-row table:style-name="ro6">
          <table:table-cell/>
          <table:table-cell table:style-name="ce1"/>
          <table:table-cell table:style-name="ce5"/>
          <table:table-cell table:number-columns-repeated="16381"/>
        </table:table-row>
        <table:table-row table:style-name="ro6">
          <table:table-cell/>
          <table:table-cell office:value-type="string" table:style-name="ce2">
            <text:p>Monthly Expenses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10">
            <text:p>Item</text:p>
          </table:table-cell>
          <table:table-cell office:value-type="string" table:style-name="ce10">
            <text:p>Amou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Rent/mortgage</text:p>
          </table:table-cell>
          <table:table-cell office:value-type="float" office:value="800" table:style-name="ce5">
            <text:p>$80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Electric</text:p>
          </table:table-cell>
          <table:table-cell office:value-type="float" office:value="120" table:style-name="ce5">
            <text:p>$12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Gas</text:p>
          </table:table-cell>
          <table:table-cell office:value-type="float" office:value="50" table:style-name="ce5">
            <text:p>$5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Cell phone</text:p>
          </table:table-cell>
          <table:table-cell office:value-type="float" office:value="45" table:style-name="ce5">
            <text:p>$45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Groceries</text:p>
          </table:table-cell>
          <table:table-cell office:value-type="float" office:value="500" table:style-name="ce5">
            <text:p>$50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Car payment</text:p>
          </table:table-cell>
          <table:table-cell office:value-type="float" office:value="273" table:style-name="ce5">
            <text:p>$273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Credit cards</text:p>
          </table:table-cell>
          <table:table-cell office:value-type="float" office:value="120" table:style-name="ce5">
            <text:p>$12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Auto insurance</text:p>
          </table:table-cell>
          <table:table-cell office:value-type="float" office:value="50" table:style-name="ce5">
            <text:p>$5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1">
            <text:p>Miscellaneous</text:p>
          </table:table-cell>
          <table:table-cell office:value-type="float" office:value="100" table:style-name="ce5">
            <text:p>$100,00</text:p>
          </table:table-cell>
          <table:table-cell table:number-columns-repeated="16381"/>
        </table:table-row>
        <table:table-row table:style-name="ro6">
          <table:table-cell/>
          <table:table-cell table:style-name="ce1"/>
          <table:table-cell table:style-name="ce8"/>
          <table:table-cell table:number-columns-repeated="16381"/>
        </table:table-row>
        <table:table-row table:style-name="ro6">
          <table:table-cell/>
          <table:table-cell office:value-type="string" table:style-name="ce2">
            <text:p>Monthly Savings</text:p>
          </table:table-cell>
          <table:table-cell table:style-name="ce8"/>
          <table:table-cell table:number-columns-repeated="16381"/>
        </table:table-row>
        <table:table-row table:style-name="ro6">
          <table:table-cell/>
          <table:table-cell office:value-type="string" table:style-name="ce10">
            <text:p>Date</text:p>
          </table:table-cell>
          <table:table-cell office:value-type="string" table:style-name="ce10">
            <text:p>Amount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6">
            <text:p>[Date]</text:p>
          </table:table-cell>
          <table:table-cell office:value-type="float" office:value="200" table:style-name="ce5">
            <text:p>$20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6">
            <text:p>[Date]</text:p>
          </table:table-cell>
          <table:table-cell office:value-type="float" office:value="250" table:style-name="ce5">
            <text:p>$250,00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6">
            <text:p>[Date]</text:p>
          </table:table-cell>
          <table:table-cell office:value-type="float" office:value="100" table:style-name="ce5">
            <text:p>$100,00</text:p>
          </table:table-cell>
          <table:table-cell table:number-columns-repeated="16381"/>
        </table:table-row>
        <table:table-row table:number-rows-repeated="1048542" table:style-name="ro7">
          <table:table-cell table:number-columns-repeated="16384"/>
        </table:table-row>
      </table:table>
      <table:table table:name="Chart_Data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1">
            <text:p>CHART DATA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percentage" office:value="0.45120000000000005" table:formula="of:=MIN(1-[.B5];1)" table:style-name="ce12">
            <text:p>45%</text:p>
          </table:table-cell>
          <table:table-cell table:number-columns-repeated="16382"/>
        </table:table-row>
        <table:table-row table:style-name="ro8">
          <table:table-cell/>
          <table:table-cell office:value-type="percentage" office:value="0.54879999999999995" table:formula="of:=MIN($$Total_Monthly_Expenses/$$Total_Monthly_Income;1)" table:style-name="ce12">
            <text:p>55%</text:p>
          </table:table-cell>
          <table:table-cell table:number-columns-repeated="16382"/>
        </table:table-row>
        <table:table-row table:style-name="ro8">
          <table:table-cell/>
          <table:table-cell office:value-type="boolean" office:boolean-value="false" table:formula="of:=($$Total_Monthly_Expenses/$$Total_Monthly_Income)&gt;1" table:style-name="ce1">
            <text:p>FALSE</text:p>
          </table:table-cell>
          <table:table-cell table:number-columns-repeated="16382"/>
        </table:table-row>
        <table:table-row table:number-rows-repeated="1048570" table:style-name="ro8">
          <table:table-cell table:number-columns-repeated="16384"/>
        </table:table-row>
      </table:table>
      <table:named-expressions>
        <table:named-range table:name="Total_Monthly_Expenses" table:cell-range-address="Manage_My_Money.$C$6" table:base-cell-address="Manage_My_Money.$A$1"/>
        <table:named-range table:name="Total_Monthly_Income" table:cell-range-address="Manage_My_Money.$C$4" table:base-cell-address="Manage_My_Money.$A$1"/>
        <table:named-range table:name="Total_Monthly_Savings" table:cell-range-address="Manage_My_Money.$C$8" table:base-cell-address="Manage_My_Money.$A$1"/>
      </table:named-expressions>
      <table:database-ranges>
        <table:database-range table:target-range-address="Manage_My_Money.B13:Manage_My_Money.C16" table:name="Income" table:display-filter-buttons="true"/>
        <table:database-range table:target-range-address="Manage_My_Money.B19:Manage_My_Money.C28" table:name="Expenses" table:display-filter-buttons="true"/>
        <table:database-range table:target-range-address="Manage_My_Money.B31:Manage_My_Money.C34" table:name="Savings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text>$</number:text>
      <number:number number:decimal-places="2" number:min-integer-digits="1" number:grouping="true"/>
    </number:number-style>
    <number:number-style style:name="N37">
      <number:text>$</number:text>
      <number:number number:decimal-places="0" number:min-integer-digits="1" number:grouping="true"/>
    </number:number-style>
    <number:date-style style:name="N38">
      <number:month/>
      <number:text>/</number:text>
      <number:day/>
      <number:text>/</number:text>
      <number:year number:style="long"/>
    </number:date-style>
    <style:style style:name="Heading_32_1" style:display-name="Heading 1" style:family="table-cell" style:data-style-name="N0">
      <style:table-cell-properties style:vertical-align="automatic" style:repeat-content="false"/>
      <style:paragraph-properties fo:text-align="start" fo:margin-left="0cm"/>
      <style:text-properties fo:color="#282C27" fo:font-size="18pt" style:font-size-asian="18pt" style:font-size-complex="18pt"/>
    </style:style>
    <style:style style:name="Heading_32_2" style:display-name="Heading 2" style:family="table-cell" style:data-style-name="N0">
      <style:text-properties fo:color="#282C27" fo:font-size="18pt" style:font-size-asian="18pt" style:font-size-complex="18pt"/>
    </style:style>
    <style:style style:name="Default" style:family="table-cell" style:data-style-name="N0">
      <style:table-cell-properties style:vertical-align="automatic" fo:background-color="transparent"/>
      <style:text-properties fo:color="#7A8677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itle" style:family="table-cell" style:data-style-name="N0">
      <style:text-properties fo:color="#282C27" fo:font-size="29pt" style:font-size-asian="29pt" style:font-size-complex="29pt"/>
    </style:style>
    <style:style style:name="cf1" style:family="table-cell">
      <style:text-properties fo:color="#E11E45"/>
    </style:style>
    <style:default-style style:family="graphic">
      <style:graphic-properties draw:fill="solid" draw:fill-color="#91bd30" draw:opacity="100%" draw:stroke="solid" svg:stroke-width="0.01389in" svg:stroke-color="#698a20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35in" fo:margin-right="0.41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1in" fo:margin-left="0.35in" fo:margin-right="0.41in" fo:margin-bottom="0in"/>
      </style:header-style>
      <style:footer-style>
        <style:header-footer-properties fo:min-height="0.05in" fo:margin-left="0.35in" fo:margin-right="0.41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meta:initial-creator>Microsoft Office User</meta:initial-creator>
    <dc:creator>Microsoft Office User</dc:creator>
    <meta:creation-date>2014-09-09T12:22:13Z</meta:creation-date>
    <dc:date>2019-08-22T09:12:28Z</dc:date>
    <meta:user-defined meta:name="AssetID">TF10000025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1" chart:angle-offset="0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282c27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1" chart:solid-type="cuboid"/>
      <style:graphic-properties draw:fill="gradient" draw:fill-gradient-name="a0" draw:stroke="none" draw:shadow="visible" draw:shadow-offset-x="0in" draw:shadow-offset-y="0.02083in" draw:shadow-color="#000000" draw:shadow-opacity="63%"/>
    </style:style>
    <style:style style:family="chart" style:name="G0S0P0">
      <style:chart-properties chart:pie-offset="0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solid" draw:fill-color="#000000" draw:opacity="100%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circle" svg:height="170.4pt" svg:width="184.8pt" chart:style-name="Crt0">
        <chart:plot-area svg:x="16.7pt" svg:y="7.861574803149606pt" svg:width="154.4pt" svg:height="151.7287401574803pt" chart:style-name="Plt0">
          <chart:axis chart:dimension="x"/>
          <chart:axis chart:dimension="y"/>
          <chart:series chart:values-cell-range-address="Chart_Data.$B$4:.$B$5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1bd30" draw:opacity="100%" draw:stroke="solid" svg:stroke-width="0.01389in" svg:stroke-color="#698a20" svg:stroke-opacity="100%" draw:stroke-linejoin="miter" svg:stroke-linecap="butt"/>
    </style:default-style>
    <draw:gradient draw:name="a0" draw:style="linear" draw:angle="0" draw:start-color="#9ec753" draw:end-color="#94c429" draw:start-intensity="100%" draw:end-intensity="100%"/>
    <draw:gradient draw:name="a1" draw:style="linear" draw:angle="0" draw:start-color="#9ec753" draw:end-color="#94c429" draw:start-intensity="100%" draw:end-intensity="100%"/>
  </office:styles>
</office:document-styles>
</file>